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officeooo:rsid="00074c72" officeooo:paragraph-rsid="00074c72"/>
    </style:style>
    <style:style style:name="P2" style:family="paragraph" style:parent-style-name="Standard">
      <style:paragraph-properties fo:text-align="justify" style:justify-single-word="false"/>
      <style:text-properties style:font-name="Liberation Sans" fo:language="el" fo:country="GR" officeooo:rsid="0007dfd8" officeooo:paragraph-rsid="0007dfd8"/>
    </style:style>
    <style:style style:name="P3" style:family="paragraph" style:parent-style-name="Standard">
      <style:paragraph-properties fo:text-align="justify" style:justify-single-word="false"/>
      <style:text-properties style:font-name="Liberation Sans" fo:language="el" fo:country="GR" officeooo:rsid="0007dfd8" officeooo:paragraph-rsid="0009a71c"/>
    </style:style>
    <style:style style:name="P4" style:family="paragraph" style:parent-style-name="Standard">
      <style:paragraph-properties fo:text-align="justify" style:justify-single-word="false"/>
      <style:text-properties style:font-name="Liberation Sans" fo:language="el" fo:country="GR" officeooo:rsid="0009a71c" officeooo:paragraph-rsid="0009a71c"/>
    </style:style>
    <style:style style:name="P5" style:family="paragraph" style:parent-style-name="Standard">
      <style:paragraph-properties fo:text-align="justify" style:justify-single-word="false"/>
      <style:text-properties style:font-name="Liberation Sans" fo:language="el" fo:country="GR" officeooo:rsid="0013634a" officeooo:paragraph-rsid="0013634a"/>
    </style:style>
    <style:style style:name="P6" style:family="paragraph" style:parent-style-name="Standard">
      <style:paragraph-properties fo:text-align="justify" style:justify-single-word="false"/>
      <style:text-properties style:font-name="Liberation Sans" officeooo:rsid="000bb096" officeooo:paragraph-rsid="000d0d56"/>
    </style:style>
    <style:style style:name="P7" style:family="paragraph" style:parent-style-name="Standard">
      <style:paragraph-properties fo:text-align="justify" style:justify-single-word="false"/>
      <style:text-properties style:font-name="Liberation Sans" officeooo:rsid="000bb096" officeooo:paragraph-rsid="000def17"/>
    </style:style>
    <style:style style:name="P8" style:family="paragraph" style:parent-style-name="Standard">
      <style:paragraph-properties fo:text-align="justify" style:justify-single-word="false"/>
      <style:text-properties style:font-name="Liberation Sans" officeooo:rsid="000def17" officeooo:paragraph-rsid="000def17"/>
    </style:style>
    <style:style style:name="P9" style:family="paragraph" style:parent-style-name="Standard">
      <style:paragraph-properties fo:text-align="justify" style:justify-single-word="false"/>
      <style:text-properties style:font-name="Liberation Sans" officeooo:rsid="000def17" officeooo:paragraph-rsid="0010fe32"/>
    </style:style>
    <style:style style:name="P10" style:family="paragraph" style:parent-style-name="Standard">
      <style:paragraph-properties fo:text-align="justify" style:justify-single-word="false"/>
      <style:text-properties style:font-name="Liberation Sans" officeooo:rsid="000f2863" officeooo:paragraph-rsid="000f2863"/>
    </style:style>
    <style:style style:name="P11" style:family="paragraph" style:parent-style-name="Standard">
      <style:paragraph-properties fo:text-align="justify" style:justify-single-word="false"/>
      <style:text-properties style:font-name="Liberation Sans" officeooo:rsid="0010fe32" officeooo:paragraph-rsid="0010fe32"/>
    </style:style>
    <style:style style:name="P12" style:family="paragraph" style:parent-style-name="Standard">
      <style:paragraph-properties fo:text-align="justify" style:justify-single-word="false"/>
      <style:text-properties style:font-name="Liberation Sans" officeooo:rsid="0012aaba" officeooo:paragraph-rsid="0012aaba"/>
    </style:style>
    <style:style style:name="P13" style:family="paragraph" style:parent-style-name="Standard">
      <style:paragraph-properties fo:text-align="justify" style:justify-single-word="false"/>
      <style:text-properties style:font-name="Liberation Sans" officeooo:rsid="001867e2" officeooo:paragraph-rsid="001867e2"/>
    </style:style>
    <style:style style:name="P14" style:family="paragraph" style:parent-style-name="Standard">
      <style:paragraph-properties fo:text-align="justify" style:justify-single-word="false"/>
      <style:text-properties style:font-name="Liberation Sans" officeooo:paragraph-rsid="000a70a2"/>
    </style:style>
    <style:style style:name="P15" style:family="paragraph" style:parent-style-name="Standard">
      <style:paragraph-properties fo:text-align="center" style:justify-single-word="false"/>
      <style:text-properties style:font-name="Liberation Sans" fo:font-size="13pt" officeooo:rsid="00074c72" officeooo:paragraph-rsid="001867e2" style:font-size-asian="13pt" style:font-size-complex="13pt"/>
    </style:style>
    <style:style style:name="P16" style:family="paragraph" style:parent-style-name="Standard">
      <style:paragraph-properties fo:text-align="center" style:justify-single-word="false"/>
      <style:text-properties style:font-name="Liberation Sans" fo:font-size="13pt" officeooo:rsid="00074c72" officeooo:paragraph-rsid="00074c72" style:font-size-asian="13pt" style:font-size-complex="13pt"/>
    </style:style>
    <style:style style:name="P17" style:family="paragraph" style:parent-style-name="Standard">
      <style:paragraph-properties fo:text-align="justify" style:justify-single-word="false"/>
      <style:text-properties style:font-name="Liberation Sans" fo:font-size="13pt" style:text-underline-style="solid" style:text-underline-width="auto" style:text-underline-color="font-color" officeooo:rsid="00074c72" officeooo:paragraph-rsid="00074c72" style:font-size-asian="13pt" style:font-size-complex="13pt"/>
    </style:style>
    <style:style style:name="P18" style:family="paragraph" style:parent-style-name="Standard">
      <style:paragraph-properties fo:text-align="justify" style:justify-single-word="false"/>
      <style:text-properties style:font-name="Liberation Sans" fo:font-size="13pt" style:text-underline-style="solid" style:text-underline-width="auto" style:text-underline-color="font-color" fo:font-weight="normal" officeooo:rsid="00074c72" officeooo:paragraph-rsid="00074c72" style:font-size-asian="13pt" style:font-weight-asian="normal" style:font-size-complex="13pt" style:font-weight-complex="normal"/>
    </style:style>
    <style:style style:name="P19" style:family="paragraph" style:parent-style-name="Standard">
      <style:paragraph-properties fo:text-align="justify" style:justify-single-word="false"/>
      <style:text-properties style:font-name="Liberation Sans" style:text-underline-style="solid" style:text-underline-width="auto" style:text-underline-color="font-color" officeooo:rsid="001867e2" officeooo:paragraph-rsid="001867e2"/>
    </style:style>
    <style:style style:name="P20" style:family="paragraph" style:parent-style-name="Standard">
      <style:paragraph-properties fo:text-align="justify" style:justify-single-word="false"/>
      <style:text-properties style:font-name="Liberation Sans" style:text-underline-style="none" officeooo:rsid="001867e2" officeooo:paragraph-rsid="001867e2"/>
    </style:style>
    <style:style style:name="P21" style:family="paragraph" style:parent-style-name="Standard">
      <style:paragraph-properties fo:text-align="justify" style:justify-single-word="false"/>
      <style:text-properties style:font-name="Liberation Sans" fo:font-size="13pt" style:text-underline-style="solid" style:text-underline-width="auto" style:text-underline-color="font-color" officeooo:rsid="00074c72" officeooo:paragraph-rsid="00074c72" style:font-size-asian="13pt" style:font-size-complex="13pt"/>
    </style:style>
    <style:style style:name="P22" style:family="paragraph" style:parent-style-name="Standard">
      <style:paragraph-properties fo:text-align="justify" style:justify-single-word="false"/>
      <style:text-properties style:font-name="Liberation Sans" officeooo:rsid="000d0d56" officeooo:paragraph-rsid="000d0d56"/>
    </style:style>
    <style:style style:name="P23" style:family="paragraph" style:parent-style-name="Standard">
      <style:paragraph-properties fo:text-align="justify" style:justify-single-word="false"/>
      <style:text-properties style:font-name="Liberation Sans" officeooo:rsid="0019daa5" officeooo:paragraph-rsid="0019daa5"/>
    </style:style>
    <style:style style:name="P24" style:family="paragraph" style:parent-style-name="Standard" style:list-style-name="L1">
      <style:paragraph-properties fo:text-align="justify" style:justify-single-word="false"/>
      <style:text-properties style:font-name="Liberation Sans" officeooo:rsid="0019daa5" officeooo:paragraph-rsid="0019daa5"/>
    </style:style>
    <style:style style:name="P25" style:family="paragraph" style:parent-style-name="Standard">
      <style:paragraph-properties fo:text-align="justify" style:justify-single-word="false"/>
      <style:text-properties style:font-name="Liberation Sans" officeooo:rsid="000def17" officeooo:paragraph-rsid="001c934f"/>
    </style:style>
    <style:style style:name="P26" style:family="paragraph" style:parent-style-name="Standard">
      <style:paragraph-properties fo:text-align="justify" style:justify-single-word="false"/>
      <style:text-properties style:font-name="Liberation Sans" officeooo:rsid="000f2863" officeooo:paragraph-rsid="000def17"/>
    </style:style>
    <style:style style:name="P27" style:family="paragraph" style:parent-style-name="Standard">
      <style:paragraph-properties fo:text-align="justify" style:justify-single-word="false"/>
      <style:text-properties style:font-name="Liberation Sans" officeooo:rsid="0010fe32" officeooo:paragraph-rsid="0010fe32"/>
    </style:style>
    <style:style style:name="P28" style:family="paragraph" style:parent-style-name="Standard">
      <style:paragraph-properties fo:text-align="justify" style:justify-single-word="false"/>
      <style:text-properties style:font-name="Liberation Sans" officeooo:rsid="001867e2" officeooo:paragraph-rsid="001edf2c"/>
    </style:style>
    <style:style style:name="P29" style:family="paragraph" style:parent-style-name="Standard">
      <style:paragraph-properties fo:text-align="justify" style:justify-single-word="false"/>
      <style:text-properties style:font-name="Liberation Sans" officeooo:rsid="001867e2" officeooo:paragraph-rsid="001867e2"/>
    </style:style>
    <style:style style:name="P30" style:family="paragraph" style:parent-style-name="Standard" style:list-style-name="L1">
      <style:paragraph-properties fo:text-align="justify" style:justify-single-word="false"/>
      <style:text-properties officeooo:paragraph-rsid="000def17"/>
    </style:style>
    <style:style style:name="P31" style:family="paragraph" style:parent-style-name="Standard" style:list-style-name="L1">
      <style:paragraph-properties fo:text-align="justify" style:justify-single-word="false"/>
      <style:text-properties officeooo:rsid="001bccf2" officeooo:paragraph-rsid="001bccf2"/>
    </style:style>
    <style:style style:name="T1" style:family="text">
      <style:text-properties fo:language="el" fo:country="GR"/>
    </style:style>
    <style:style style:name="T2" style:family="text">
      <style:text-properties officeooo:rsid="0009a71c"/>
    </style:style>
    <style:style style:name="T3" style:family="text">
      <style:text-properties officeooo:rsid="000bb096"/>
    </style:style>
    <style:style style:name="T4" style:family="text">
      <style:text-properties officeooo:rsid="000d0d56"/>
    </style:style>
    <style:style style:name="T5" style:family="text">
      <style:text-properties officeooo:rsid="0010fe32"/>
    </style:style>
    <style:style style:name="T6" style:family="text">
      <style:text-properties officeooo:rsid="00151efe"/>
    </style:style>
    <style:style style:name="T7" style:family="text">
      <style:text-properties officeooo:rsid="0016d463"/>
    </style:style>
    <style:style style:name="T8" style:family="text">
      <style:text-properties officeooo:rsid="001867e2"/>
    </style:style>
    <style:style style:name="T9" style:family="text">
      <style:text-properties officeooo:rsid="0012aaba"/>
    </style:style>
    <style:style style:name="T10" style:family="text">
      <style:text-properties officeooo:rsid="001bccf2"/>
    </style:style>
    <style:style style:name="T11" style:family="text">
      <style:text-properties style:font-name="Liberation Sans"/>
    </style:style>
    <style:style style:name="T12" style:family="text">
      <style:text-properties style:font-name="Liberation Sans" officeooo:rsid="000def17"/>
    </style:style>
    <style:style style:name="T13" style:family="text">
      <style:text-properties style:font-name="Liberation Sans" officeooo:rsid="001c1c12"/>
    </style:style>
    <style:style style:name="T14" style:family="text">
      <style:text-properties officeooo:rsid="001c934f"/>
    </style:style>
    <style:style style:name="T15" style:family="text">
      <style:text-properties officeooo:rsid="001edf2c"/>
    </style:style>
    <style:style style:name="T16"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Eργασία 1η </text:p>
      <text:p text:style-name="P15">των</text:p>
      <text:p text:style-name="P15"><text:s/>Κακλοπούλου Ειρήνη ΑΜ: 1115201300058</text:p>
      <text:p text:style-name="P15">Χατζημιχαλάκη Αικατερίνη ΑΜ: 1<text:span text:style-name="T8">1</text:span>15201300201</text:p>
      <text:p text:style-name="P16"/>
      <text:p text:style-name="P17">WordCloud</text:p>
      <text:p text:style-name="P1">Στο πρώτο κομμάτι της <text:span text:style-name="T1">άσκησης υλοποιήσαμε το wordcloud <text:s/>με χρήση της βιβλιοθήκης του scikit. Για κάθε κατηγορία δημιουργήσαμε στον φάκελο images την εικόνα με τις συχνότερες λέξεις των άρθρων σε αυτή την κατηγορία. Επιλέχθηκε να επεκτείνουμε τα stop words με δικίες μας λέξεις διότι όπως παρατηρήθηκε με το πακέτο που προσφέρεται από την βιβλιοθήκη δεν καλύπτονταν αρκετά ρήματα και χρονικές αναφορές.</text:span></text:p>
      <text:p text:style-name="P1"/>
      <text:p text:style-name="P17">Clustering</text:p>
      <text:p text:style-name="P2">Στο κομμάτι του clustering με την μέθοδο Κ-means, λόγω της απουσίας έτοιμης cosine similarity στην συνάρτηση βιβλιοθήκης του scikit, χρησιμοποιήσαμε την συνάρτηση Κmeans από την βιβλιοθήκη ntlk. </text:p>
      <text:p text:style-name="P2"/>
      <text:p text:style-name="P3">Στο στάδιο του vectorizer πειραματιστήκαμε με τους εξής τύπους vectorizing. Αρχικά σκεφτήκαμε να χρησιμοποιήσουμε HashVectorizer για να έχουμε χρήση λιγότερης μνήμης. Παρόλα αυτά η επιλογή αυτή έδωσε χειρότερα αποτελέσματα από αυτή που επιλέχθηκε τελικώς, δηλαδή την χρήση CountVectoriser, TfidfTransform και τέλος <text:span text:style-name="T2">του TruncatedSVD για την τεχνική lsi.</text:span></text:p>
      <text:p text:style-name="P4">Όσο αφορά τα components διαπιστώθηκε ότι η ισορροπία ανάμεσα σε χρόνο εκτέλεσης και ακρίβεια αποτελέσματος βρίσκεται περίπου στο 50-20. Στον κώδικα μας έχουμε αφήσει το 50.</text:p>
      <text:p text:style-name="P4">Στο κομμάτι της συνάρτησης k-means, επιλέξαμε να αυξήσουμε την ακρίβεια του αποτελέσματος με το επιπλέον όρισμα των επαναλήψεων (repeats=<text:span text:style-name="T6">20</text:span>). </text:p>
      <text:p text:style-name="P5">Στην συγκεκριμένη λοιπόν κλήση της συνάρτησης μπορούμε να δούμε ακρίβεια <text:span text:style-name="T6">σε κάθε cluster για κάθε μια κατηγορία την φορά </text:span>από 9<text:span text:style-name="T6">9</text:span>% εώς και <text:span text:style-name="T6">88% .</text:span></text:p>
      <text:p text:style-name="P1"/>
      <text:p text:style-name="P18">Classification</text:p>
      <text:p text:style-name="P1"/>
      <text:p text:style-name="P14"><text:span text:style-name="T2">Όσο αφορά το κομμάτι της εργασίας στο classification, υλοποιήθηκαν οι 4 διαφορετικοί τρόποι classification o SVM, </text:span>Random Forests, Naive Bayes <text:span text:style-name="T3">και </text:span>K-Nearest Neighbor .</text:p>
      <text:p text:style-name="P14"/>
      <text:p text:style-name="P6">Στο στάδιο του vectoriser, χρησιμοποιήθηκαν οι count vectoriser και ο tfidf καθώς και η τεχνική LSI <text:span text:style-name="T4">με components=30 για λιγότερο χρόνο, αλλά καλύτερη ακρίβεια σε αυτές τις διαστάσεις</text:span>. Για το κομμάτι σχεδιασμού του roc_plot χρείαστηκε να έχουμε τα δεδομένα μας σε binarised μορφή. Eπειδή ό<text:span text:style-name="T7">μως οι</text:span> classifiers δεν δέχονται τα binarised <text:span text:style-name="T4">labels επιλέχθηκε να χρησιμοποιήσουμε την συνάρτηση OneVsRestClassifier(clf), όπου clf o εκάστοτε classifier.</text:span></text:p>
      <text:p text:style-name="P22"/>
      <text:p text:style-name="P23">Σχόλια για κάθε classifier:</text:p>
      <text:list xml:id="list6974363785938113684" text:style-name="L1">
        <text:list-item>
          <text:p text:style-name="P24">SVM: <text:span text:style-name="T3">Για την πρώτη μέθοδο classification χρησιμοποιήσαμε τον Grid search </text:span>όπως προτείνεται από την εκφώνηση της άσκησης. Σε όποιο συνδυασμό και άν προσπαθήσαμε για c-gamma-kernel choice βρήκαμε εμπόδιο τον χρόνο(χρόνοι τάξης μεγέθους ώρας). Σε επόμενο πειραματισμό χρησιμοποιήσαμε τον SGD Classifier οποίος υλοποιεί Linear SVM <text:s/>με SGD training. Σε αυτή την περίπτωση ο χρόνος περιορίστηκε σε 10 δευτερόλεπτα, ενώ η ακρίβεια αποτελέσματος βρισκόταν στο 89%. Η τελική μας επιλογή ήταν ο LinearSVC o οποίος διαθέτει και τις επιλογές πειραματισμού C, random_state. Mε την επιλογή για C=2.0 και random_state=42 ο classifier, μας έδινε 92.42% ακρίβεια και 2,24’’. Επομένως <text:soft-page-break/>καταλάβαμε ότι όσο περισσότερο αυξήσουμε το πέναλντι C η ακρίβεια μπορεί να αυξηθεί. Επομένως προσπαθήσαμε για C=4.0 και random_state=42, <text:span text:style-name="T10">όπου ο χρόνος ενώ αυξήθηκε ελάχιστα η ακρίβεια αυξήθηκε επίσης, αλλά όσο αυξάναμε το C η ακρίβεια έφτανε μέχρι μια ορισμένη τιμή. Τελικά επιλέχθηκε η τιμή C=4.0, random_state=42 γιατί εκτός από καλή τιμή ακρίβειας παρατηρήθηκε και καλύτερη τιμή στην γραφική παράσταση roc καθώς και precission. </text:span></text:p>
        </text:list-item>
      </text:list>
      <text:p text:style-name="P7"/>
      <text:list xml:id="list122330363712102" text:continue-numbering="true" text:style-name="L1">
        <text:list-item>
          <text:p text:style-name="P30"><text:span text:style-name="T12">Στην μέθοδο Naive Bayes, προσπαθήσαμε την προσέγγιση MultinomialNB() και BernoulliNB(). Η πρώτη προσέγγιση δίνει ελαφρώς καλύτερα αποτελέσματα όσο αφορά την ακρίβεια αποτελέσματος. Αξίζει να σημειωθεί ότι οι μέθοδοι αυτοί δεν δέχονται δεδομένα μετά από την προεπεξεργασία tfidf και lsi και δουλεύουν καλύτερα με word counts και όχι ποσοστά.</text:span></text:p>
          <text:p text:style-name="P31"><text:span text:style-name="T12"/></text:p>
        </text:list-item>
        <text:list-item>
          <text:p text:style-name="P31"><text:span text:style-name="T12">Γ</text:span><text:span text:style-name="T11">ια την μέθοδο random forests, χρησιμοποιήθηκε η συνάρτηση RandomForestClassifier. H μέθοδος αυτή καταναλώνει τον περισσότερο χρόνο (18’’) στο δικό μας υπολογιστή και μας δίνει μια ακρίβεια πάνω από το 92% σε όλους τους πειραματισμούς. </text:span><text:span text:style-name="T13">Με πειραματισμό στο n_estimators παρατηρήθηκε ελάχιστη βελτίωση των μετρικών του classifier όμως ο χρόνος ανέβηκε υπερβολικά. Βέβαια θα μπορόυσαμε να δώσουμε τους τίτλους για μείωση του χρόνου, αλλά αυτή η υπόθεση δεν αλήθευε γιατί από τα 144’’ πήγαμε στα 169’’.</text:span></text:p>
        </text:list-item>
      </text:list>
      <text:p text:style-name="P8"/>
      <text:p text:style-name="P9">Όσο αφορά την υλοποίηση του roc plot. Η υλοποίηση αυτή γίνεται από την κλάση που βρίσκεται στο plotter.py. Μετά την ολοκλήρωση κάθε classifier τα αποτελέσματα του δίνονται στην συνάρτηση roc για τον σχεδιασμό της <text:span text:style-name="T5">micro-averaged roc curve </text:span>και η συνάρτηση αυτή επιστρέφει για καταγραφή την μέτρηση Αuc. </text:p>
      <text:p text:style-name="P26"/>
      <text:p text:style-name="P11">Όσο αφορά τον πειραματισμό με τίτλους και περιεχόμενα καταγράψαμε καλύτερη <text:span text:style-name="T14">accuracy και precision</text:span>, καθώς και χρόνο στην περίπτωση χρήσης περιεχομένου ως X_train.</text:p>
      <text:p text:style-name="P11">Θεωρούμε ότι αυτό συνέβη επειδή οι τίτλοι <text:span text:style-name="T14">ίσως να μην ήταν</text:span> αντιπροσωπευτικοί της κατηγορίας και αυτό διαπιστώθηκε από το word cloud διότι αν δίναμε ως πηγή τους τίτλους βλέπαμε πολλές άγνωστες λέξεις σε σχέση με το περιεχόμενο και την κατηγορία. <text:span text:style-name="T15">Βέβαια αυτό έρχεται σε αντίθεση με αυτό που περιμέναμε.</text:span></text:p>
      <text:p text:style-name="P11"/>
      <text:p text:style-name="P25">Συνολικά λοιπόν με τις παραπάνω ρυθμίσεις τα αποτελέσματα των classifiers, <text:span text:style-name="T15">με δεδομένα τους τίτλους </text:span>εμφανίζουν τις ακόλουθες <text:span text:style-name="T15">accuracy</text:span>:</text:p>
      <text:p text:style-name="P25">● Support Vector Machines (SVM) : <text:span text:style-name="T15">57</text:span>%</text:p>
      <text:p text:style-name="P25">● Random Forests : <text:span text:style-name="T15">73</text:span>%</text:p>
      <text:p text:style-name="P25">● Naive Bayes: <text:span text:style-name="T15">88</text:span> %</text:p>
      <text:p text:style-name="P25">● K-Nearest Neighbor<text:span text:style-name="T7">(του scikit) </text:span>: <text:span text:style-name="T15">77</text:span>%</text:p>
      <text:p text:style-name="P11"/>
      <text:p text:style-name="P12">Στην περίπτωση του 10 cross fold validation γίνονται 10 “πειράματα” οπού κάθε φορά ένα μεγάλο υποσύνολο του X_train χρησιμοποιείται για να γίνει fit στον classifier, ενώ το υπόλοιπο χρησιμοποιείται για τη μέτρηση της ακρίβειας. Θα κάναμε λοιπόν την εξής παρατήρησ<text:span text:style-name="T8">η</text:span>, αν τα δεδομένα του X_train είναι ένα καλό και αντιπροσωπευτικό δείγμα, τα αποτελέσματα της ακρίβειας του prediction σε άγνωστα </text:p>
      <text:p text:style-name="P12">δεδομένα θα βρίσκονταν κοντά στις μετρήσεις που έχουμε διαθέσιμες από το cross fold validation.</text:p>
      <text:p text:style-name="P28"><text:span text:style-name="T9">Τέλος, όσο αφορά το στάδιο προβλέψεων στο test_set: </text:span>Στο κομμάτι του <text:s/><text:span text:style-name="T9">test_set </text:span>χρησιμοποιήσαμε ως συνάρτηση κατηγοριοποίησης τον ΚΝΝ του scikit, επειδή αρχικά έδινε την καλύτερη ακρίβεια αποτελέσματος απο τα 10cross validation και επίσης αντιμετωπίσαμε το εμπόδιο του χρόνου στην δική μας υλοποίησης ΚΝΝ.</text:p>
      <text:p text:style-name="P13"/>
      <text:p text:style-name="P13"><text:soft-page-break/><text:span text:style-name="T16">ΚΝΝ(δική μας υλοποίηση)</text:span></text:p>
      <text:p text:style-name="P19"/>
      <text:p text:style-name="P20">γραψε εδω την γενικη ιδεα ξερω γω και κανενα πριντ σκριν!</text:p>
      <text:p text:style-name="P20">Οτι σου βγει</text:p>
      <text:p text:style-name="P2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11:18:14.874541398</meta:creation-date>
    <dc:date>2017-05-09T12:21:01.121849331</dc:date>
    <meta:editing-duration>PT1H8M14S</meta:editing-duration>
    <meta:editing-cycles>13</meta:editing-cycles>
    <meta:generator>LibreOffice/5.1.6.2$Linux_X86_64 LibreOffice_project/10m0$Build-2</meta:generator>
    <meta:document-statistic meta:table-count="0" meta:image-count="0" meta:object-count="0" meta:page-count="3" meta:paragraph-count="34" meta:word-count="888" meta:character-count="6002" meta:non-whitespace-character-count="5141"/>
  </office:meta>
</office:document-meta>
</file>